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sSet类型,菜单项列表</text:p>
      <text:p text:style-name="Text_20_body"><text:soft-page-break/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><text:soft-page-break/></text:p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0:56:40</dc:date>
    <meta:editing-duration>PT11H33M25S</meta:editing-duration>
    <meta:editing-cycles>252</meta:editing-cycles>
    <meta:generator>LibreOffice/3.5$Linux_x86 LibreOffice_project/350m1$Build-13</meta:generator>
    <meta:document-statistic meta:table-count="0" meta:image-count="0" meta:object-count="0" meta:page-count="6" meta:paragraph-count="151" meta:word-count="657" meta:character-count="3997" meta:non-whitespace-character-count="3855"/>
  </office:meta>
</office:document-meta>
</file>